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lendar_20_Ev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35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ar Even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73.57pt" draw:caption-point-x="-11.54pt" draw:caption-point-y="-1073.28pt">
              <dc:date>2024-08-05T00:00:00</dc:date>
              <text:p text:style-name="P1">link https://sites.google.com/view/photoboothrentalnearsandimas/home</text:p>
              <text:p text:style-name="P1"><text:tab/>-Erin Edwards</text:p>
              <text:p text:style-name="P1">----</text:p>
              <text:p text:style-name="P1">document https://docs.google.com/document/d/1rpoQi9sWeZXDAF3Sp8VRPSrM4MkMJ5C2OIQxecSA6fc/edit?usp=sharing</text:p>
              <text:p text:style-name="P1"/>
              <text:p text:style-name="P1"><text:s/>document pub https://docs.google.com/document/d/1rpoQi9sWeZXDAF3Sp8VRPSrM4MkMJ5C2OIQxecSA6fc/pub</text:p>
              <text:p text:style-name="P1"/>
              <text:p text:style-name="P1"><text:s/>document view https://docs.google.com/document/d/1rpoQi9sWeZXDAF3Sp8VRPSrM4MkMJ5C2OIQxecSA6fc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x-fmKobH9vJgXc6H9fvDWwvqQTroIHSwYBlQYfNDwes/edit?usp=sharing</text:p>
              <text:p text:style-name="P1"/>
              <text:p text:style-name="P1"><text:s/>document pub https://docs.google.com/document/d/1x-fmKobH9vJgXc6H9fvDWwvqQTroIHSwYBlQYfNDwes/pub</text:p>
              <text:p text:style-name="P1"/>
              <text:p text:style-name="P1"><text:s/>document view https://docs.google.com/document/d/1x-fmKobH9vJgXc6H9fvDWwvqQTroIHSwYBlQYfNDwes/view</text:p>
              <text:p text:style-name="P1"/>
              <text:p text:style-name="P1"><text:s/>document https://docs.google.com/document/d/1TQ_PuXYVrszmxIUoX2trZMRh5kleTSaPSWOG7zwEhN4/edit?usp=sharing</text:p>
              <text:p text:style-name="P1"/>
              <text:p text:style-name="P1"><text:s/>document pub https://docs.google.com/document/d/1TQ_PuXYVrszmxIUoX2trZMRh5kleTSaPSWOG7zwEhN4/pub</text:p>
              <text:p text:style-name="P1"/>
              <text:p text:style-name="P1"><text:s/>document view https://docs.google.com/document/d/1TQ_PuXYVrszmxIUoX2trZMRh5kleTSaPSWOG7zwEhN4/view</text:p>
              <text:p text:style-name="P1"/>
              <text:p text:style-name="P1"><text:s/>document https://docs.google.com/document/d/1xApBGSxkT9sboT3_oyjUvxlfl3pBgEJ41FN6Y7AE6cM/edit?usp=sharing</text:p>
              <text:p text:style-name="P1"/>
              <text:p text:style-name="P1"><text:s/>document pub https://docs.google.com/document/d/1xApBGSxkT9sboT3_oyjUvxlfl3pBgEJ41FN6Y7AE6cM/pub</text:p>
              <text:p text:style-name="P1"/>
              <text:p text:style-name="P1"><text:s/>document view https://docs.google.com/document/d/1xApBGSxkT9sboT3_oyjUvxlfl3pBgEJ41FN6Y7AE6cM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5SI-B0aipYoe7EsVnkCeIneLEo8csNB6CPMZyXLD8gY/edit?usp=sharing</text:p>
              <text:p text:style-name="P1"/>
              <text:p text:style-name="P1"><text:s/>document pub https://docs.google.com/document/d/15SI-B0aipYoe7EsVnkCeIneLEo8csNB6CPMZyXLD8gY/pub</text:p>
              <text:p text:style-name="P1"/>
              <text:p text:style-name="P1"><text:s/>document view https://docs.google.com/document/d/15SI-B0aipYoe7EsVnkCeIneLEo8csNB6CPMZyXLD8gY/view</text:p>
              <text:p text:style-name="P1"><text:tab/>-Erin Edwards</text:p>
              <text:p text:style-name="P1">----</text:p>
              <text:p text:style-name="P1">document view https://docs.google.com/document/d/10gvm4K8Ao_E0wXMrxCGP1YLSV7sGWC5fW4L3M-eXYHs/view</text:p>
              <text:p text:style-name="P1"/>
              <text:p text:style-name="P1"><text:s/>document https://docs.google.com/document/d/1a4REKVeanNlcUoM_MPQ_-VZWNp8jJZR4gq4fH-_rGdE/edit?usp=sharing</text:p>
              <text:p text:style-name="P1"/>
              <text:p text:style-name="P1"><text:s/>document pub https://docs.google.com/document/d/1a4REKVeanNlcUoM_MPQ_-VZWNp8jJZR4gq4fH-_rGdE/pub</text:p>
              <text:p text:style-name="P1"/>
              <text:p text:style-name="P1"><text:s/>document view https://docs.google.com/document/d/1a4REKVeanNlcUoM_MPQ_-VZWNp8jJZR4gq4fH-_rGdE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pFgltZkbBJ7v_q_zJCAJwMa4XXrAp1jORSm5d7aTnDw/edit?usp=sharing</text:p>
              <text:p text:style-name="P1"/>
              <text:p text:style-name="P1"><text:s/>document pub https://docs.google.com/document/d/1pFgltZkbBJ7v_q_zJCAJwMa4XXrAp1jORSm5d7aTnDw/pub</text:p>
              <text:p text:style-name="P1"/>
              <text:p text:style-name="P1"><text:s/>document view https://docs.google.com/document/d/1pFgltZkbBJ7v_q_zJCAJwMa4XXrAp1jORSm5d7aTnDw/view</text:p>
              <text:p text:style-name="P1"/>
              <text:p text:style-name="P1"><text:s/>document https://docs.google.com/document/d/1jvakpAk0usAMCez-m5RNmbqWpTA1IKnYBApeNU0c-8w/edit?usp=sharing</text:p>
              <text:p text:style-name="P1"/>
              <text:p text:style-name="P1"><text:s/>document pub https://docs.google.com/document/d/1jvakpAk0usAMCez-m5RNmbqWpTA1IKnYBApeNU0c-8w/pub</text:p>
              <text:p text:style-name="P1"/>
              <text:p text:style-name="P1"><text:s/>document view https://docs.google.com/document/d/1jvakpAk0usAMCez-m5RNmbqWpTA1IKnYBApeNU0c-8w/view</text:p>
              <text:p text:style-name="P1"/>
              <text:p text:style-name="P1"><text:s/>document https://docs.google.com/document/d/1TaFSvJHtunJ1Z3z5FFOkBq3n1QtgnHXrXnIAyqkoChk/edit?usp=sharing</text:p>
              <text:p text:style-name="P1"/>
              <text:p text:style-name="P1"><text:s/>document pub https://docs.google.com/document/d/1TaFSvJHtunJ1Z3z5FFOkBq3n1QtgnHXrXnIAyqkoChk/pub</text:p>
              <text:p text:style-name="P1"/>
              <text:p text:style-name="P1"><text:s/>document view https://docs.google.com/document/d/1TaFSvJHtunJ1Z3z5FFOkBq3n1QtgnHXrXnIAyqkoChk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><text:tab/>-Erin Edwards</text:p>
              <text:p text:style-name="P1">----</text:p>
              <text:p text:style-name="P1">link https://sites.google.com/view/photoboothrentalnearsandimas/home</text:p>
              <text:p text:style-name="P1"/>
              <text:p text:style-name="P1"><text:s/>document https://docs.google.com/document/d/1zLZyGrGmubdElNaFghMlqlaa9dt3GRHolaNNd13EAX8/edit?usp=sharing</text:p>
              <text:p text:style-name="P1"/>
              <text:p text:style-name="P1"><text:s/>document pub https://docs.google.com/document/d/1zLZyGrGmubdElNaFghMlqlaa9dt3GRHolaNNd13EAX8/pub</text:p>
              <text:p text:style-name="P1"/>
              <text:p text:style-name="P1"><text:s/>document view https://docs.google.com/document/d/1zLZyGrGmubdElNaFghMlqlaa9dt3GRHolaNNd13EAX8/view</text:p>
              <text:p text:style-name="P1"/>
              <text:p text:style-name="P1"><text:s/>document https://docs.google.com/document/d/1NyenAb9RpWABI97KSUglWSbMbOTzEZIoLr_z46ifNZw/edit?usp=sharing</text:p>
              <text:p text:style-name="P1"/>
              <text:p text:style-name="P1"><text:s/>document pub https://docs.google.com/document/d/1NyenAb9RpWABI97KSUglWSbMbOTzEZIoLr_z46ifNZw/pub</text:p>
              <text:p text:style-name="P1"/>
              <text:p text:style-name="P1"><text:s/>document view https://docs.google.com/document/d/1NyenAb9RpWABI97KSUglWSbMbOTzEZIoLr_z46ifNZw/view</text:p>
              <text:p text:style-name="P1"/>
              <text:p text:style-name="P1"><text:s/>document https://docs.google.com/document/d/1bcbin7MRmnCwJnp0k0UMeKlENgLVKJa58qt1kpgTjw8/edit?usp=sharing</text:p>
              <text:p text:style-name="P1"/>
              <text:p text:style-name="P1"><text:s/>document pub https://docs.google.com/document/d/1bcbin7MRmnCwJnp0k0UMeKlENgLVKJa58qt1kpgTjw8/pub</text:p>
              <text:p text:style-name="P1"/>
              <text:p text:style-name="P1"><text:s/>document view https://docs.google.com/document/d/1bcbin7MRmnCwJnp0k0UMeKlENgLVKJa58qt1kpgTjw8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sA-84BUEyEy6JbORqTUPEGZKI7aLlZ30uvzDEMLkyFY/edit?usp=sharing</text:p>
              <text:p text:style-name="P1"/>
              <text:p text:style-name="P1"><text:s/>document pub https://docs.google.com/document/d/1sA-84BUEyEy6JbORqTUPEGZKI7aLlZ30uvzDEMLkyFY/pub</text:p>
              <text:p text:style-name="P1"/>
              <text:p text:style-name="P1"><text:s/>document view https://docs.google.com/document/d/1sA-84BUEyEy6JbORqTUPEGZKI7aLlZ30uvzDEMLkyFY/view</text:p>
              <text:p text:style-name="P1"/>
              <text:p text:style-name="P1"><text:s/>document https://docs.google.com/document/d/10gvm4K8Ao_E0wXMrxCGP1YLSV7sGWC5fW4L3M-eXYHs/edit?usp=sharing</text:p>
              <text:p text:style-name="P1"/>
              <text:p text:style-name="P1"><text:s/>document pub https://docs.google.com/document/d/10gvm4K8Ao_E0wXMrxCGP1YLSV7sGWC5fW4L3M-eXYHs/pub</text:p>
              <text:p text:style-name="P1"><text:tab/>-Erin Edwards</text:p>
              <text:p text:style-name="P1">----</text:p>
              <text:p text:style-name="P1">document pub https://docs.google.com/document/d/1UEDXbrWjjmeLAVgItU2MxhTl8bzrHG4kJAwCHshNmUM/pub</text:p>
              <text:p text:style-name="P1"/>
              <text:p text:style-name="P1"><text:s/>document view https://docs.google.com/document/d/1UEDXbrWjjmeLAVgItU2MxhTl8bzrHG4kJAwCHshNmUM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Se0IDPWJ1KQSZ3DV9GcTW3CWX4-zFoLq4qZF_mbLraE/edit?usp=sharing</text:p>
              <text:p text:style-name="P1"/>
              <text:p text:style-name="P1"><text:s/>document pub https://docs.google.com/document/d/1Se0IDPWJ1KQSZ3DV9GcTW3CWX4-zFoLq4qZF_mbLraE/pub</text:p>
              <text:p text:style-name="P1"/>
              <text:p text:style-name="P1"><text:s/>document view https://docs.google.com/document/d/1Se0IDPWJ1KQSZ3DV9GcTW3CWX4-zFoLq4qZF_mbLraE/view</text:p>
              <text:p text:style-name="P1"/>
              <text:p text:style-name="P1"><text:s/>document https://docs.google.com/document/d/1_zJoAZFSn8hVvse7_P-S7ozpj3CXtfdx9Dsvj1rmSH0/edit?usp=sharing</text:p>
              <text:p text:style-name="P1"/>
              <text:p text:style-name="P1"><text:s/>document pub https://docs.google.com/document/d/1_zJoAZFSn8hVvse7_P-S7ozpj3CXtfdx9Dsvj1rmSH0/pub</text:p>
              <text:p text:style-name="P1"/>
              <text:p text:style-name="P1"><text:s/>document view https://docs.google.com/document/d/1_zJoAZFSn8hVvse7_P-S7ozpj3CXtfdx9Dsvj1rmSH0/view</text:p>
              <text:p text:style-name="P1"/>
              <text:p text:style-name="P1"><text:s/>document https://docs.google.com/document/d/1083GdFQsm10LcW1NGkPTDCT04TDSn8fzWZjSGA_tvpw/edit?usp=sharing</text:p>
              <text:p text:style-name="P1"/>
              <text:p text:style-name="P1"><text:s/>document pub https://docs.google.com/document/d/1083GdFQsm10LcW1NGkPTDCT04TDSn8fzWZjSGA_tvpw/pub</text:p>
              <text:p text:style-name="P1"/>
              <text:p text:style-name="P1"><text:s/>document view https://docs.google.com/document/d/1083GdFQsm10LcW1NGkPTDCT04TDSn8fzWZjSGA_tvpw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Calendar - All Day Event https://www.google.com/calendar/event?eid=N2FhdGVhNjAzdGRtdHFucW5zbHBjaW5oZm8gODIxNzY1OWM2ZDRlYTY2OTdmY2Y1YjRiOGI2MmIwMTkzMTViYmQ0ODVkZGE1ZTgxM2NiMTlhZGUzNTZlNTU3OEBncm91cC5jYWxlbmRhci5nb29nbGUuY29t</text:p>
              <text:p text:style-name="P1"/>
              <text:p text:style-name="P1"><text:s/>video https://youtu.be/3AjCF0_H6pI</text:p>
              <text:p text:style-name="P1"/>
              <text:p text:style-name="P1"><text:s/>video https://youtu.be/yD1Nwl2R0O4</text:p>
              <text:p text:style-name="P1"/>
              <text:p text:style-name="P1"><text:s/>video https://youtu.be/WWlZX-7fMis</text:p>
              <text:p text:style-name="P1"/>
              <text:p text:style-name="P1"><text:s/>video https://youtu.be/uceVMj8rYks</text:p>
              <text:p text:style-name="P1"/>
              <text:p text:style-name="P1"><text:s/>video https://youtu.be/5m1UqrkL-Qs</text:p>
              <text:p text:style-name="P1"/>
              <text:p text:style-name="P1"><text:s/>sheet https://docs.google.com/spreadsheets/d/1_AAAd7U1zQVJ93c_z-siee0aSiFK7yVIS7IyYvagei4/edit#gid=0</text:p>
              <text:p text:style-name="P1"/>
              <text:p text:style-name="P1"><text:s/>sheet https://docs.google.com/spreadsheets/d/1_AAAd7U1zQVJ93c_z-siee0aSiFK7yVIS7IyYvagei4/edit#gid=104503529</text:p>
              <text:p text:style-name="P1"/>
              <text:p text:style-name="P1"><text:s/>sheet https://docs.google.com/spreadsheets/d/1_AAAd7U1zQVJ93c_z-siee0aSiFK7yVIS7IyYvagei4/edit#gid=1150098443</text:p>
              <text:p text:style-name="P1"/>
              <text:p text:style-name="P1"><text:s/>sheet https://docs.google.com/spreadsheets/d/1_AAAd7U1zQVJ93c_z-siee0aSiFK7yVIS7IyYvagei4/edit#gid=329935823</text:p>
              <text:p text:style-name="P1"/>
              <text:p text:style-name="P1"><text:s/>sheet https://docs.google.com/spreadsheets/d/1_AAAd7U1zQVJ93c_z-siee0aSiFK7yVIS7IyYvagei4/edit#gid=652934269</text:p>
              <text:p text:style-name="P1"/>
              <text:p text:style-name="P1"><text:s/>folder HTML https://drive.google.com/drive/folders/1rZt5YM9LxeVcWOq8aIad8aSMqMgX2aX0?usp=sharing</text:p>
              <text:p text:style-name="P1"/>
              <text:p text:style-name="P1"><text:s/>HTML https://drive.google.com/file/d/1p9rn6CPjLIaOyginEbCzglAehlpqQIH5/view?usp=sharing</text:p>
              <text:p text:style-name="P1"/>
              <text:p text:style-name="P1"><text:s/>folder Microsoft Files https://drive.google.com/drive/folders/1uFg1reBORe6O-Xm-96hdBOAerwLS-0Ev?usp=sharing</text:p>
              <text:p text:style-name="P1"/>
              <text:p text:style-name="P1"><text:s/>document https://docs.google.com/document/d/1d5P990Lt5wFUnMq6BSrQqC5gtdjyA4HKZGYU_za_cAs/edit?usp=sharing</text:p>
              <text:p text:style-name="P1"/>
              <text:p text:style-name="P1"><text:s/>document pub https://docs.google.com/document/d/1d5P990Lt5wFUnMq6BSrQqC5gtdjyA4HKZGYU_za_cAs/pub</text:p>
              <text:p text:style-name="P1"/>
              <text:p text:style-name="P1"><text:s/>document view https://docs.google.com/document/d/1d5P990Lt5wFUnMq6BSrQqC5gtdjyA4HKZGYU_za_cAs/view</text:p>
              <text:p text:style-name="P1"/>
              <text:p text:style-name="P1"><text:s/>document https://docs.google.com/document/d/1rAvrhnJBl83aj50VUc-JxvjX8j9n38kCZUDOuJHHhG8/edit?usp=sharing</text:p>
              <text:p text:style-name="P1"/>
              <text:p text:style-name="P1"><text:s/>document pub https://docs.google.com/document/d/1rAvrhnJBl83aj50VUc-JxvjX8j9n38kCZUDOuJHHhG8/pub</text:p>
              <text:p text:style-name="P1"/>
              <text:p text:style-name="P1"><text:s/>document view https://docs.google.com/document/d/1rAvrhnJBl83aj50VUc-JxvjX8j9n38kCZUDOuJHHhG8/view</text:p>
              <text:p text:style-name="P1"/>
              <text:p text:style-name="P1"><text:s/>document https://docs.google.com/document/d/1UEDXbrWjjmeLAVgItU2MxhTl8bzrHG4kJAwCHshNmUM/edit?usp=sharing</text:p>
              <text:p text:style-name="P1"><text:tab/>-Erin Edwards</text:p>
              <text:p text:style-name="P1">----</text:p>
              <text:p text:style-name="P1">Calendar - All Day Event https://www.google.com/calendar/event?eid=ZnVubWdoazdva3Y5YjlqODJpdGc5bHZsdGs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cnFxY3U3cm52bGRucnRva3VrdmI4bm0xMDg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dGFvdDJncHNycjkyY3RvM3V0czhsNDZxODQ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bmVyNDl0cmVtOWVtbTVpZmF0cDcyY3VvNDQ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c2xnMnMydWFybW1uM3ZhdDNjODVkdG5zOG8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aHNxM2Ywb2cxcXE2ZGNtbnNwdTJ1NmRia2s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bWowOHZzdHE2NHUzZnNxYnEzNmw3YzJnajQ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YjJtaXZnODI4NnJocWprOGc4MGhsczlxcTA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cnB2M29tcnBiOThkODhkODNxMzFiZzhrMW8gODIxNzY1OWM2ZDRlYTY2OTdmY2Y1YjRiOGI2MmIwMTkzMTViYmQ0ODVkZGE1ZTgxM2NiMTlhZGUzNTZlNTU3OEBncm91cC5jYWxlbmRhci5nb29nbGUuY29t</text:p>
              <text:p text:style-name="P1"><text:tab/>-Erin Edwards</text:p>
              <text:p text:style-name="P1">----</text:p>
              <text:p text:style-name="P1">document pub https://docs.google.com/document/d/1CKrtwVIp0U-zA9kx7LqjTecbyi-bq6FpVnro2ToGEKY/pub</text:p>
              <text:p text:style-name="P1"/>
              <text:p text:style-name="P1"><text:s/>document view https://docs.google.com/document/d/1CKrtwVIp0U-zA9kx7LqjTecbyi-bq6FpVnro2ToGEKY/view</text:p>
              <text:p text:style-name="P1"/>
              <text:p text:style-name="P1"><text:s/>presentation https://docs.google.com/presentation/d/1mkoKy47lwt761zsWj_mbu8-NHF7O5qtp-HqeKGqIVf4/edit?usp=sharing</text:p>
              <text:p text:style-name="P1"/>
              <text:p text:style-name="P1"><text:s/>presentation pub https://docs.google.com/presentation/d/1mkoKy47lwt761zsWj_mbu8-NHF7O5qtp-HqeKGqIVf4/pub?start=true&amp;loop=true&amp;delayms=3000</text:p>
              <text:p text:style-name="P1"/>
              <text:p text:style-name="P1"><text:s/>presentation view https://docs.google.com/presentation/d/1mkoKy47lwt761zsWj_mbu8-NHF7O5qtp-HqeKGqIVf4/view</text:p>
              <text:p text:style-name="P1"/>
              <text:p text:style-name="P1"><text:s/>presentation html https://docs.google.com/presentation/d/1mkoKy47lwt761zsWj_mbu8-NHF7O5qtp-HqeKGqIVf4/htmlpresent</text:p>
              <text:p text:style-name="P1"/>
              <text:p text:style-name="P1"><text:s/>calendar https://calendar.google.com/calendar/embed?src=8217659c6d4ea6697fcf5b4b8b62b019315bbd485dda5e813cb19ade356e5578@group.calendar.google.com</text:p>
              <text:p text:style-name="P1"/>
              <text:p text:style-name="P1"><text:s/>Calendar - All Day Event https://www.google.com/calendar/event?eid=czI2bnYzdDNwM2pjcXJ2M20yMHEyY3MyZzQ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ZGlmdGZnYThkaHNudHJzMTUwcGgxaXFscWs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dHVqZGdvNTVlaDltOTE1NW85MG9qamk0aDg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ZGF2bGxhZDBwN29nNGJhdG10bTBhZTUydW8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NjdmNjdkazI2Mzd0NjBuY2ozbHBxNWh2Z2sgODIxNzY1OWM2ZDRlYTY2OTdmY2Y1YjRiOGI2MmIwMTkzMTViYmQ0ODVkZGE1ZTgxM2NiMTlhZGUzNTZlNTU3OE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ai-face-swap-photo-booth/home</text:p>
              <text:p text:style-name="P1"/>
              <text:p text:style-name="P1"><text:s/>folder top https://drive.google.com/drive/folders/1_lfDAtRcHCUz-8utVHxIcdEo1lBJpr6j?usp=sharing</text:p>
              <text:p text:style-name="P1"/>
              <text:p text:style-name="P1"><text:s/>rss feed https://news.google.com/rss/search?q=aiphotobooth</text:p>
              <text:p text:style-name="P1"/>
              <text:p text:style-name="P1"><text:s/>folder articles https://drive.google.com/drive/folders/1h-eeITnBpuOGf5ldMW89XEwE4uC-p0nc?usp=sharing</text:p>
              <text:p text:style-name="P1"/>
              <text:p text:style-name="P1"><text:s/>folder photos https://drive.google.com/drive/folders/1siLkKlv_6MU7Z_d2OGfzSZyHvVtms88t?usp=sharing</text:p>
              <text:p text:style-name="P1"/>
              <text:p text:style-name="P1"><text:s/>folder pdfs https://drive.google.com/drive/folders/1eXjv86hamdJDm3SgOaS5GIOugrVTWS1u?usp=sharing</text:p>
              <text:p text:style-name="P1"/>
              <text:p text:style-name="P1"><text:s/>folder slides https://drive.google.com/drive/folders/1WHYl9Wrw5NwQkrMbCiYPgqGQcWZ7pgIJ?usp=sharing</text:p>
              <text:p text:style-name="P1"/>
              <text:p text:style-name="P1"><text:s/>photo https://drive.google.com/file/d/1S5sjkvMhie1HaZ6IJAtEozK_5kzeiW10/view?usp=sharing</text:p>
              <text:p text:style-name="P1"/>
              <text:p text:style-name="P1"><text:s/>photo https://drive.google.com/file/d/1IByJfZTakIptE6tLQpRfFEZJvkhpjvna/view?usp=sharing</text:p>
              <text:p text:style-name="P1"/>
              <text:p text:style-name="P1"><text:s/>photo https://drive.google.com/file/d/1mz_u8Q0HMByzzD3CtqVB6w3zXsh9l5I5/view?usp=sharing</text:p>
              <text:p text:style-name="P1"/>
              <text:p text:style-name="P1"><text:s/>photo https://drive.google.com/file/d/1S3hTnIrVPbCz3Kia3nXKEUpnED-PLQJU/view?usp=sharing</text:p>
              <text:p text:style-name="P1"/>
              <text:p text:style-name="P1"><text:s/>spreadsheet https://docs.google.com/spreadsheets/d/1_AAAd7U1zQVJ93c_z-siee0aSiFK7yVIS7IyYvagei4/edit?usp=sharing</text:p>
              <text:p text:style-name="P1"/>
              <text:p text:style-name="P1"><text:s/>spreadsheet key https://docs.google.com/spreadsheet/pub?key=1_AAAd7U1zQVJ93c_z-siee0aSiFK7yVIS7IyYvagei4</text:p>
              <text:p text:style-name="P1"/>
              <text:p text:style-name="P1"><text:s/>spreadsheet pubhtml https://docs.google.com/spreadsheets/d/1_AAAd7U1zQVJ93c_z-siee0aSiFK7yVIS7IyYvagei4/pubhtml</text:p>
              <text:p text:style-name="P1"/>
              <text:p text:style-name="P1"><text:s/>spreadsheet pub https://docs.google.com/spreadsheets/d/1_AAAd7U1zQVJ93c_z-siee0aSiFK7yVIS7IyYvagei4/pub</text:p>
              <text:p text:style-name="P1"/>
              <text:p text:style-name="P1"><text:s/>spreadsheet view https://docs.google.com/spreadsheets/d/1_AAAd7U1zQVJ93c_z-siee0aSiFK7yVIS7IyYvagei4/view</text:p>
              <text:p text:style-name="P1"/>
              <text:p text:style-name="P1"><text:s/>form https://docs.google.com/forms/d/1IGG6_MV0N71ooW_H5RchYZfsQb0iW_ZMhzQen_Ow2_M/edit?usp=sharing</text:p>
              <text:p text:style-name="P1"/>
              <text:p text:style-name="P1"><text:s/>drawing https://docs.google.com/drawings/d/1fHrpMpuH7MBWrOI9stLALoggx0KRuNUJVoiL9DbY-lM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ai-face-swap-photo-booth/home</text:p>
              <text:p text:style-name="P1"/>
              <text:p text:style-name="P1"><text:s/>document https://docs.google.com/document/d/1CKrtwVIp0U-zA9kx7LqjTecbyi-bq6FpVnro2ToGEKY/edit?usp=sharing</text:p>
              <text:p text:style-name="P1"><text:tab/>-Erin Edwards</text:p>
            </office:annotation>
            <text:p>All Day Event</text:p>
          </table:table-cell>
          <table:table-cell table:style-name="ce2" office:value-type="string" calcext:value-type="string">
            <text:p><text:a xlink:href="https://www.google.com/calendar/event?eid=czI2bnYzdDNwM2pjcXJ2M20yMHEyY3MyZzQgODIxNzY1OWM2ZDRlYTY2OTdmY2Y1YjRiOGI2MmIwMTkzMTViYmQ0ODVkZGE1ZTgxM2NiMTlhZGUzNTZlNTU3OEBncm91cC5jYWxlbmRhci5nb29nbGUuY29t" xlink:type="simple">https://www.google.com/calendar/event?eid=czI2bnYzdDNwM2pjcXJ2M20yMHEyY3MyZzQ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GlmdGZnYThkaHNudHJzMTUwcGgxaXFscWsgODIxNzY1OWM2ZDRlYTY2OTdmY2Y1YjRiOGI2MmIwMTkzMTViYmQ0ODVkZGE1ZTgxM2NiMTlhZGUzNTZlNTU3OEBncm91cC5jYWxlbmRhci5nb29nbGUuY29t" xlink:type="simple">https://www.google.com/calendar/event?eid=ZGlmdGZnYThkaHNudHJzMTUwcGgxaXFscWs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dHVqZGdvNTVlaDltOTE1NW85MG9qamk0aDggODIxNzY1OWM2ZDRlYTY2OTdmY2Y1YjRiOGI2MmIwMTkzMTViYmQ0ODVkZGE1ZTgxM2NiMTlhZGUzNTZlNTU3OEBncm91cC5jYWxlbmRhci5nb29nbGUuY29t" xlink:type="simple">https://www.google.com/calendar/event?eid=dHVqZGdvNTVlaDltOTE1NW85MG9qamk0aDg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GF2bGxhZDBwN29nNGJhdG10bTBhZTUydW8gODIxNzY1OWM2ZDRlYTY2OTdmY2Y1YjRiOGI2MmIwMTkzMTViYmQ0ODVkZGE1ZTgxM2NiMTlhZGUzNTZlNTU3OEBncm91cC5jYWxlbmRhci5nb29nbGUuY29t" xlink:type="simple">https://www.google.com/calendar/event?eid=ZGF2bGxhZDBwN29nNGJhdG10bTBhZTUydW8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jdmNjdkazI2Mzd0NjBuY2ozbHBxNWh2Z2sgODIxNzY1OWM2ZDRlYTY2OTdmY2Y1YjRiOGI2MmIwMTkzMTViYmQ0ODVkZGE1ZTgxM2NiMTlhZGUzNTZlNTU3OEBncm91cC5jYWxlbmRhci5nb29nbGUuY29t" xlink:type="simple">https://www.google.com/calendar/event?eid=NjdmNjdkazI2Mzd0NjBuY2ozbHBxNWh2Z2s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nVubWdoazdva3Y5YjlqODJpdGc5bHZsdGsgODIxNzY1OWM2ZDRlYTY2OTdmY2Y1YjRiOGI2MmIwMTkzMTViYmQ0ODVkZGE1ZTgxM2NiMTlhZGUzNTZlNTU3OEBncm91cC5jYWxlbmRhci5nb29nbGUuY29t" xlink:type="simple">https://www.google.com/calendar/event?eid=ZnVubWdoazdva3Y5YjlqODJpdGc5bHZsdGs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cnFxY3U3cm52bGRucnRva3VrdmI4bm0xMDggODIxNzY1OWM2ZDRlYTY2OTdmY2Y1YjRiOGI2MmIwMTkzMTViYmQ0ODVkZGE1ZTgxM2NiMTlhZGUzNTZlNTU3OEBncm91cC5jYWxlbmRhci5nb29nbGUuY29t" xlink:type="simple">https://www.google.com/calendar/event?eid=cnFxY3U3cm52bGRucnRva3VrdmI4bm0xMDg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dGFvdDJncHNycjkyY3RvM3V0czhsNDZxODQgODIxNzY1OWM2ZDRlYTY2OTdmY2Y1YjRiOGI2MmIwMTkzMTViYmQ0ODVkZGE1ZTgxM2NiMTlhZGUzNTZlNTU3OEBncm91cC5jYWxlbmRhci5nb29nbGUuY29t" xlink:type="simple">https://www.google.com/calendar/event?eid=dGFvdDJncHNycjkyY3RvM3V0czhsNDZxODQ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bmVyNDl0cmVtOWVtbTVpZmF0cDcyY3VvNDQgODIxNzY1OWM2ZDRlYTY2OTdmY2Y1YjRiOGI2MmIwMTkzMTViYmQ0ODVkZGE1ZTgxM2NiMTlhZGUzNTZlNTU3OEBncm91cC5jYWxlbmRhci5nb29nbGUuY29t" xlink:type="simple">https://www.google.com/calendar/event?eid=bmVyNDl0cmVtOWVtbTVpZmF0cDcyY3VvNDQ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c2xnMnMydWFybW1uM3ZhdDNjODVkdG5zOG8gODIxNzY1OWM2ZDRlYTY2OTdmY2Y1YjRiOGI2MmIwMTkzMTViYmQ0ODVkZGE1ZTgxM2NiMTlhZGUzNTZlNTU3OEBncm91cC5jYWxlbmRhci5nb29nbGUuY29t" xlink:type="simple">https://www.google.com/calendar/event?eid=c2xnMnMydWFybW1uM3ZhdDNjODVkdG5zOG8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aHNxM2Ywb2cxcXE2ZGNtbnNwdTJ1NmRia2sgODIxNzY1OWM2ZDRlYTY2OTdmY2Y1YjRiOGI2MmIwMTkzMTViYmQ0ODVkZGE1ZTgxM2NiMTlhZGUzNTZlNTU3OEBncm91cC5jYWxlbmRhci5nb29nbGUuY29t" xlink:type="simple">https://www.google.com/calendar/event?eid=aHNxM2Ywb2cxcXE2ZGNtbnNwdTJ1NmRia2s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bWowOHZzdHE2NHUzZnNxYnEzNmw3YzJnajQgODIxNzY1OWM2ZDRlYTY2OTdmY2Y1YjRiOGI2MmIwMTkzMTViYmQ0ODVkZGE1ZTgxM2NiMTlhZGUzNTZlNTU3OEBncm91cC5jYWxlbmRhci5nb29nbGUuY29t" xlink:type="simple">https://www.google.com/calendar/event?eid=bWowOHZzdHE2NHUzZnNxYnEzNmw3YzJnajQ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YjJtaXZnODI4NnJocWprOGc4MGhsczlxcTAgODIxNzY1OWM2ZDRlYTY2OTdmY2Y1YjRiOGI2MmIwMTkzMTViYmQ0ODVkZGE1ZTgxM2NiMTlhZGUzNTZlNTU3OEBncm91cC5jYWxlbmRhci5nb29nbGUuY29t" xlink:type="simple">https://www.google.com/calendar/event?eid=YjJtaXZnODI4NnJocWprOGc4MGhsczlxcTA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cnB2M29tcnBiOThkODhkODNxMzFiZzhrMW8gODIxNzY1OWM2ZDRlYTY2OTdmY2Y1YjRiOGI2MmIwMTkzMTViYmQ0ODVkZGE1ZTgxM2NiMTlhZGUzNTZlNTU3OEBncm91cC5jYWxlbmRhci5nb29nbGUuY29t" xlink:type="simple">https://www.google.com/calendar/event?eid=cnB2M29tcnBiOThkODhkODNxMzFiZzhrMW8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2FhdGVhNjAzdGRtdHFucW5zbHBjaW5oZm8gODIxNzY1OWM2ZDRlYTY2OTdmY2Y1YjRiOGI2MmIwMTkzMTViYmQ0ODVkZGE1ZTgxM2NiMTlhZGUzNTZlNTU3OEBncm91cC5jYWxlbmRhci5nb29nbGUuY29t" xlink:type="simple">https://www.google.com/calendar/event?eid=N2FhdGVhNjAzdGRtdHFucW5zbHBjaW5oZm8gODIxNzY1OWM2ZDRlYTY2OTdmY2Y1YjRiOGI2MmIwMTkzMTViYmQ0ODVkZGE1ZTgxM2NiMTlhZGUzNTZlNTU3OEBncm91cC5jYWxlbmRhci5nb29nbGUuY29t</text:a>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endar_20_Events" style:display-name="PageStyle_Calendar 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Dev/6.0.5.2$Linux_X86_64 LibreOffice_project/</meta:generator>
  </office:meta>
</office:document-meta>
</file>